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26pt" style:font-size-asian="22.75pt" style:font-size-complex="26pt"/>
    </style:style>
    <style:style style:name="P2" style:family="paragraph" style:parent-style-name="Standard">
      <style:text-properties fo:font-size="26pt" officeooo:rsid="001df7b3" officeooo:paragraph-rsid="001df7b3" style:font-size-asian="22.75pt" style:font-size-complex="26pt"/>
    </style:style>
    <style:style style:name="P3" style:family="paragraph" style:parent-style-name="Standard">
      <style:text-properties fo:font-size="26pt" officeooo:rsid="001f8c41" officeooo:paragraph-rsid="001f8c41" style:font-size-asian="22.75pt" style:font-size-complex="26pt"/>
    </style:style>
    <style:style style:name="P4" style:family="paragraph" style:parent-style-name="Standard">
      <style:text-properties fo:font-size="26pt" officeooo:rsid="00234e9a" officeooo:paragraph-rsid="00234e9a" style:font-size-asian="22.75pt" style:font-size-complex="26pt"/>
    </style:style>
    <style:style style:name="P5" style:family="paragraph" style:parent-style-name="Standard">
      <style:text-properties fo:font-size="26pt" officeooo:paragraph-rsid="001df7b3" style:font-size-asian="22.75pt" style:font-size-complex="26pt"/>
    </style:style>
    <style:style style:name="P6" style:family="paragraph" style:parent-style-name="Standard">
      <style:text-properties fo:font-size="26pt" fo:font-weight="bold" officeooo:rsid="00234e9a" officeooo:paragraph-rsid="00234e9a" style:font-size-asian="22.75pt" style:font-weight-asian="bold" style:font-size-complex="26pt" style:font-weight-complex="bold"/>
    </style:style>
    <style:style style:name="P7" style:family="paragraph" style:parent-style-name="Standard">
      <style:text-properties fo:font-size="26pt" fo:font-weight="bold" officeooo:rsid="001df7b3" officeooo:paragraph-rsid="0026a605" style:font-size-asian="22.75pt" style:font-weight-asian="bold" style:font-size-complex="26pt" style:font-weight-complex="bold"/>
    </style:style>
    <style:style style:name="P8" style:family="paragraph" style:parent-style-name="Standard">
      <style:text-properties fo:font-size="26pt" fo:font-weight="bold" officeooo:rsid="00287511" officeooo:paragraph-rsid="00287511" style:font-size-asian="22.75pt" style:font-weight-asian="bold" style:font-size-complex="26pt" style:font-weight-complex="bold"/>
    </style:style>
    <style:style style:name="P9" style:family="paragraph" style:parent-style-name="Standard">
      <style:text-properties fo:font-size="26pt" style:text-underline-style="solid" style:text-underline-width="auto" style:text-underline-color="font-color" fo:font-weight="bold" officeooo:rsid="0026a605" officeooo:paragraph-rsid="0026a605" style:font-size-asian="22.75pt" style:font-weight-asian="bold" style:font-size-complex="26pt" style:font-weight-complex="bold"/>
    </style:style>
    <style:style style:name="P10" style:family="paragraph" style:parent-style-name="Standard">
      <style:text-properties fo:font-size="26pt" fo:font-weight="normal" officeooo:rsid="0026a605" officeooo:paragraph-rsid="0026a605" style:font-size-asian="22.75pt" style:font-weight-asian="normal" style:font-size-complex="26pt" style:font-weight-complex="normal"/>
    </style:style>
    <style:style style:name="T1" style:family="text">
      <style:text-properties officeooo:rsid="001f8c41"/>
    </style:style>
    <style:style style:name="T2" style:family="text">
      <style:text-properties officeooo:rsid="00217ba4"/>
    </style:style>
    <style:style style:name="T3" style:family="text">
      <style:text-properties officeooo:rsid="0023206d"/>
    </style:style>
    <style:style style:name="T4" style:family="text">
      <style:text-properties officeooo:rsid="00258882"/>
    </style:style>
    <style:style style:name="T5" style:family="text">
      <style:text-properties officeooo:rsid="0026a605"/>
    </style:style>
    <style:style style:name="T6" style:family="text">
      <style:text-properties fo:font-weight="normal" style:font-weight-asian="normal" style:font-weight-complex="normal"/>
    </style:style>
    <style:style style:name="T7" style:family="text">
      <style:text-properties fo:font-weight="normal" officeooo:rsid="002c7d31" style:font-weight-asian="normal" style:font-weight-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officeooo:rsid="0026a605"/>
    </style:style>
    <style:style style:name="T10" style:family="text">
      <style:text-properties officeooo:rsid="00287511"/>
    </style:style>
    <style:style style:name="T11" style:family="text">
      <style:text-properties officeooo:rsid="002c7d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9">Aldaar</text:span><text:line-break/></text:p>
      <text:p text:style-name="P9">Profile:</text:p>
      <text:p text:style-name="P10"><text:span text:style-name="T8">Population</text:span>: ~100k, <text:span text:style-name="T10">mostly Garfar</text:span><text:span text:style-name="T11">r</text:span><text:span text:style-name="T10">ian (some minority quarters)</text:span></text:p>
      <text:p text:style-name="P10"><text:span text:style-name="T8">Economy</text:span>: Trade and Tarrifs, Specialty Artisanry (Antiquities and more!)</text:p>
      <text:p text:style-name="P10">Subsitence dependance ~40%</text:p>
      <text:p text:style-name="P8">Ruler<text:span text:style-name="T6">: Vacant; three factions vying for power</text:span></text:p>
      <text:p text:style-name="P8">Languages<text:span text:style-name="T6">: Garfar</text:span><text:span text:style-name="T7">r</text:span><text:span text:style-name="T6">ian, many other languages spoken in Minority quarters<text:line-break/></text:span>Vassals<text:span text:style-name="T6">: Osteria Cana, Dalmalla, Bedrega</text:span></text:p>
      <text:p text:style-name="P7"><text:line-break/>The Gates of Aldaar</text:p>
      <text:p text:style-name="P2"/>
      <text:p text:style-name="P2">The Story begins with the death of King Tiago of Aldaar. Having failed to father a child with his legitimate wife, there was no apparent heir.</text:p>
      <text:p text:style-name="P2">Being asked on his deathbed who succession will pass to, Tiago replied "to the worthy."</text:p>
      <text:p text:style-name="P2">Soon Aldaar was in a state of Anarchy.<text:line-break/>Seeing their chance to grab power for themselves three factions emerged each <text:soft-page-break/>headed by one of the late King Tiago's Bastards.</text:p>
      <text:p text:style-name="P2">First among them was Palo, having spent most of his youth in the cities pubs, arenas and theatres, sometimes even with his own performance. He is beloved by the people and certainly knows his way around social dynamics and interactions. Manipulating other to do his bidding is his strong suit, if he can't beat an enemy he can surely win him over.</text:p>
      <text:p text:style-name="P2">Second among them Vitor having been fathered by King Tiago in an infamous affair with the Abbess of Osteiro Cana, he was soon adopted by the Kings childhood friend Osar Count of Dalmalla. Though the Count adopted him as his own son, his true fatherlage was widely known and as soon as Tiago died Vitor made his move.</text:p>
      <text:p text:style-name="P2">Vitor, being raised as a noble, has undergone thorough training in Strategy, Statesmanship and was knighted by the King himself on account of winning the yearly Aldaar Tournament.</text:p>
      <text:p text:style-name="P2"><text:soft-page-break/>Vitor has faced many challenges so far and has always shown the patience to take in the problem first and then methodically take it apart.</text:p>
      <text:p text:style-name="P2">His greatest weakness is that he fails to win over the hearts and minds of the people, being hindered not in small part by himself not only being a bastard but being a bastard of an Abbess that has never lived in Aldaar to begin with.</text:p>
      <text:p text:style-name="P2">Third amongst them is Bedor, Bedor is the son of Tiago's favourite concubine <text:span text:style-name="T1">Talya. Since Talya was Tiago's favourite Concubine Bedor grew up at court and was widely consided to be the likely heir, many are still unsure why Tiago didn't explicitly name Bedor as heir in his last moments.</text:span></text:p>
      <text:p text:style-name="P3">Bedor does not shine through any of his own achievements, many would even consider him as an average boring person.</text:p>
      <text:p text:style-name="P3">True or not Bedor has the support of the late Kings advisors and the powerfull magistrates at court, not in small part because they see him as an easy to control puppet.</text:p>
      <text:p text:style-name="P3"><text:soft-page-break/>Now that he has grown into a man many have noted that he is a man of exceptional beauty, and it is said that even the Queen of <text:span text:style-name="T2">Lesboca</text:span> has considered to offer herself to him <text:span text:style-name="T3">in marriage</text:span>.</text:p>
      <text:p text:style-name="P5"/>
      <text:p text:style-name="P1"/>
      <text:p text:style-name="P6">The Antiquities Guard</text:p>
      <text:p text:style-name="P4"/>
      <text:p text:style-name="P4">King Tiago I was obessed with collecting the Garfarrian Antiquities, he was quick to see that they not only granted boons in form of the tasks they could complete faster and better than his Kingdoms Artisans, but they also lent credibility to his claim to be the rightfull successor of Garfaar itself. Soon other Rulers noticed this as well and a fierce competition for the control of the Antiquities broke out. Fearing for the safety of his so far acquired treasures Tiago founded the Antiquities Guard.</text:p>
      <text:p text:style-name="P4">Equipped with generous privileges over trade and even tax collection to fund itself the Guard soon became a powerhouse of itself, <text:soft-page-break/>not only funding and training the soldiers required to guard to Antiquites but also paying Artisans and Scholars to study their design and understand them.</text:p>
      <text:p text:style-name="P4">In the Struggle at the start of the game the Guard remains fiercely neutral, fully aware that as long as no one establishes themselves as new Ruler, the expansion of it's own power can continue <text:span text:style-name="T4">unhinder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9H53M49S</meta:editing-duration>
    <meta:editing-cycles>13</meta:editing-cycles>
    <meta:generator>LibreOffice/7.5.4.2$Windows_X86_64 LibreOffice_project/36ccfdc35048b057fd9854c757a8b67ec53977b6</meta:generator>
    <dc:date>2023-06-28T16:00:16.078000000</dc:date>
    <meta:document-statistic meta:table-count="0" meta:image-count="0" meta:object-count="0" meta:page-count="5" meta:paragraph-count="24" meta:word-count="646" meta:character-count="3729" meta:non-whitespace-character-count="3105"/>
    <meta:user-defined meta:name="Info 1"/>
    <meta:user-defined meta:name="Info 2"/>
    <meta:user-defined meta:name="Info 3"/>
    <meta:user-defined meta:name="Info 4"/>
  </office:meta>
</office:document-meta>
</file>